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underline-style="non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" table:number-columns-repeated="1635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style-name="ce1" office:value-type="string" calcext:value-type="string">
            <text:p>Dist. Euclidia Max</text:p>
          </table:table-cell>
          <table:table-cell table:style-name="ce1" office:value-type="string" calcext:value-type="string">
            <text:p>Dist. Euclidia Min</text:p>
          </table:table-cell>
          <table:table-cell table:style-name="ce1" office:value-type="string" calcext:value-type="string">
            <text:p>Dist. Euclidia Avg</text:p>
          </table:table-cell>
          <table:table-cell/>
          <table:table-cell table:style-name="ce1" office:value-type="string" calcext:value-type="string">
            <text:p>Desv X Quartil 25</text:p>
          </table:table-cell>
          <table:table-cell table:style-name="ce1" office:value-type="string" calcext:value-type="string">
            <text:p>Desv X Quartil 50</text:p>
          </table:table-cell>
          <table:table-cell table:style-name="ce1" office:value-type="string" calcext:value-type="string">
            <text:p>Desv X Quartil 75</text:p>
          </table:table-cell>
          <table:table-cell table:style-name="ce1" office:value-type="string" calcext:value-type="string">
            <text:p>Desv Y Quartil 25</text:p>
          </table:table-cell>
          <table:table-cell table:style-name="ce1" office:value-type="string" calcext:value-type="string">
            <text:p>Desv Y Quartil 50</text:p>
          </table:table-cell>
          <table:table-cell table:style-name="ce1" office:value-type="string" calcext:value-type="string">
            <text:p>Desv Y Quartil 75</text:p>
          </table:table-cell>
          <table:table-cell table:style-name="ce1" office:value-type="string" calcext:value-type="string">
            <text:p>Desv Euclidia Quartil 25</text:p>
          </table:table-cell>
          <table:table-cell table:style-name="ce1" office:value-type="string" calcext:value-type="string">
            <text:p>Desv Euclidia Quartil 50</text:p>
          </table:table-cell>
          <table:table-cell table:style-name="ce1" office:value-type="string" calcext:value-type="string">
            <text:p>Desv Euclidia Quartil 75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5" office:value-type="float" office:value="8.196697" calcext:value-type="float">
            <text:p>8,196697</text:p>
          </table:table-cell>
          <table:table-cell table:style-name="ce5" office:value-type="float" office:value="0.0026435852" calcext:value-type="float">
            <text:p>0,0026435852</text:p>
          </table:table-cell>
          <table:table-cell table:style-name="ce5"/>
          <table:table-cell table:style-name="ce5" office:value-type="float" office:value="6.174879" calcext:value-type="float">
            <text:p>6,174879</text:p>
          </table:table-cell>
          <table:table-cell table:style-name="ce5" office:value-type="float" office:value="0.0005893707" calcext:value-type="float">
            <text:p>0,0005893707</text:p>
          </table:table-cell>
          <table:table-cell table:style-name="ce5"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5" office:value-type="float" office:value="8.891287" calcext:value-type="float">
            <text:p>8,891287</text:p>
          </table:table-cell>
          <table:table-cell table:style-name="ce5" office:value-type="float" office:value="0.0043487847" calcext:value-type="float">
            <text:p>0,0043487847</text:p>
          </table:table-cell>
          <table:table-cell table:style-name="ce5"/>
          <table:table-cell table:style-name="ce5" office:value-type="float" office:value="7.4092073" calcext:value-type="float">
            <text:p>7,4092073</text:p>
          </table:table-cell>
          <table:table-cell table:style-name="ce5" office:value-type="float" office:value="0.00390625" calcext:value-type="float">
            <text:p>0,003906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4" office:value-type="float" office:value="7.6759644" calcext:value-type="float">
            <text:p>7,6759644</text:p>
          </table:table-cell>
          <table:table-cell table:style-name="ce5" office:value-type="float" office:value="0.025506258" calcext:value-type="float">
            <text:p>0,025506258</text:p>
          </table:table-cell>
          <table:table-cell table:style-name="ce5"/>
          <table:table-cell table:style-name="ce5" office:value-type="float" office:value="7.750306" calcext:value-type="float">
            <text:p>7,750306</text:p>
          </table:table-cell>
          <table:table-cell table:style-name="ce5" office:value-type="float" office:value="0.00450325" calcext:value-type="float">
            <text:p>0,004503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71 mse</text:p>
          </table:table-cell>
          <table:table-cell office:value-type="float" office:value="0.9486" calcext:value-type="float">
            <text:p>0,948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4.0057716" calcext:value-type="float">
            <text:p>4,0057716</text:p>
          </table:table-cell>
          <table:table-cell office:value-type="float" office:value="0.0645504" calcext:value-type="float">
            <text:p>0,0645504</text:p>
          </table:table-cell>
          <table:table-cell office:value-type="float" office:value="1.2591515" calcext:value-type="float">
            <text:p>1,2591515</text:p>
          </table:table-cell>
          <table:table-cell office:value-type="float" office:value="3.238307" calcext:value-type="float">
            <text:p>3,238307</text:p>
          </table:table-cell>
          <table:table-cell office:value-type="float" office:value="0.032841682" calcext:value-type="float">
            <text:p>0,032841682</text:p>
          </table:table-cell>
          <table:table-cell office:value-type="float" office:value="1.0415846" calcext:value-type="float">
            <text:p>1,0415846</text:p>
          </table:table-cell>
          <table:table-cell table:style-name="ce15" office:value-type="float" office:value="4.007769" calcext:value-type="float">
            <text:p>4,007769</text:p>
          </table:table-cell>
          <table:table-cell table:style-name="ce15" office:value-type="float" office:value="0.35551786" calcext:value-type="float">
            <text:p>0,35551786</text:p>
          </table:table-cell>
          <table:table-cell table:style-name="ce15" office:value-type="float" office:value="1.8252364" calcext:value-type="float">
            <text:p>1,825236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s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191 mse</text:p>
          </table:table-cell>
          <table:table-cell office:value-type="float" office:value="0.885" calcext:value-type="float">
            <text:p>0,885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8628035" calcext:value-type="float">
            <text:p>4,8628035</text:p>
          </table:table-cell>
          <table:table-cell office:value-type="float" office:value="0.015851974" calcext:value-type="float">
            <text:p>0,015851974</text:p>
          </table:table-cell>
          <table:table-cell office:value-type="float" office:value="1.6518121" calcext:value-type="float">
            <text:p>1,6518121</text:p>
          </table:table-cell>
          <table:table-cell office:value-type="float" office:value="4.5476794" calcext:value-type="float">
            <text:p>4,5476794</text:p>
          </table:table-cell>
          <table:table-cell office:value-type="float" office:value="0.02378273" calcext:value-type="float">
            <text:p>0,02378273</text:p>
          </table:table-cell>
          <table:table-cell office:value-type="float" office:value="1.2318829" calcext:value-type="float">
            <text:p>1,2318829</text:p>
          </table:table-cell>
          <table:table-cell office:value-type="float" office:value="5.087139" calcext:value-type="float">
            <text:p>5,087139</text:p>
          </table:table-cell>
          <table:table-cell office:value-type="float" office:value="0.38582358" calcext:value-type="float">
            <text:p>0,38582358</text:p>
          </table:table-cell>
          <table:table-cell office:value-type="float" office:value="2.3968973" calcext:value-type="float">
            <text:p>2,396897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ce11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52 mae</text:p>
          </table:table-cell>
          <table:table-cell office:value-type="float" office:value="0.9169" calcext:value-type="float">
            <text:p>0,9169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1054306" calcext:value-type="float">
            <text:p>3,1054306</text:p>
          </table:table-cell>
          <table:table-cell office:value-type="float" office:value="0.1338184" calcext:value-type="float">
            <text:p>0,1338184</text:p>
          </table:table-cell>
          <table:table-cell office:value-type="float" office:value="1.1587129" calcext:value-type="float">
            <text:p>1,1587129</text:p>
          </table:table-cell>
          <table:table-cell office:value-type="float" office:value="1.9024153" calcext:value-type="float">
            <text:p>1,9024153</text:p>
          </table:table-cell>
          <table:table-cell office:value-type="float" office:value="0.01711464" calcext:value-type="float">
            <text:p>0,01711464</text:p>
          </table:table-cell>
          <table:table-cell office:value-type="float" office:value="0.9838111" calcext:value-type="float">
            <text:p>0,9838111</text:p>
          </table:table-cell>
          <table:table-cell table:style-name="ce15" office:value-type="float" office:value="3.1074402" calcext:value-type="float">
            <text:p>3,1074402</text:p>
          </table:table-cell>
          <table:table-cell table:style-name="ce15" office:value-type="float" office:value="0.5907171" calcext:value-type="float">
            <text:p>0,5907171</text:p>
          </table:table-cell>
          <table:table-cell table:style-name="ce15" office:value-type="float" office:value="1.6551918" calcext:value-type="float">
            <text:p>1,6551918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512-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20 mse</text:p>
          </table:table-cell>
          <table:table-cell office:value-type="float" office:value="0.9741" calcext:value-type="float">
            <text:p>0,9741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7023697" calcext:value-type="float">
            <text:p>3,7023697</text:p>
          </table:table-cell>
          <table:table-cell office:value-type="float" office:value="0.20631629" calcext:value-type="float">
            <text:p>0,20631629</text:p>
          </table:table-cell>
          <table:table-cell office:value-type="float" office:value="1.6057612" calcext:value-type="float">
            <text:p>1,6057612</text:p>
          </table:table-cell>
          <table:table-cell office:value-type="float" office:value="4.8889813" calcext:value-type="float">
            <text:p>4,8889813</text:p>
          </table:table-cell>
          <table:table-cell office:value-type="float" office:value="0.21780968" calcext:value-type="float">
            <text:p>0,21780968</text:p>
          </table:table-cell>
          <table:table-cell office:value-type="float" office:value="1.74787" calcext:value-type="float">
            <text:p>1,74787</text:p>
          </table:table-cell>
          <table:table-cell office:value-type="float" office:value="5.269493" calcext:value-type="float">
            <text:p>5,269493</text:p>
          </table:table-cell>
          <table:table-cell office:value-type="float" office:value="0.72214574" calcext:value-type="float">
            <text:p>0,72214574</text:p>
          </table:table-cell>
          <table:table-cell office:value-type="float" office:value="2.5624075" calcext:value-type="float">
            <text:p>2,562407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2 mse</text:p>
          </table:table-cell>
          <table:table-cell office:value-type="float" office:value="0.9487" calcext:value-type="float">
            <text:p>0,9487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4676838" calcext:value-type="float">
            <text:p>3,4676838</text:p>
          </table:table-cell>
          <table:table-cell office:value-type="float" office:value="0.17407084" calcext:value-type="float">
            <text:p>0,17407084</text:p>
          </table:table-cell>
          <table:table-cell office:value-type="float" office:value="1.7540205" calcext:value-type="float">
            <text:p>1,7540205</text:p>
          </table:table-cell>
          <table:table-cell office:value-type="float" office:value="4.43383" calcext:value-type="float">
            <text:p>4,43383</text:p>
          </table:table-cell>
          <table:table-cell office:value-type="float" office:value="0.102293015" calcext:value-type="float">
            <text:p>0,102293015</text:p>
          </table:table-cell>
          <table:table-cell office:value-type="float" office:value="1.8292397" calcext:value-type="float">
            <text:p>1,8292397</text:p>
          </table:table-cell>
          <table:table-cell office:value-type="float" office:value="4.765832" calcext:value-type="float">
            <text:p>4,765832</text:p>
          </table:table-cell>
          <table:table-cell office:value-type="float" office:value="0.57086796" calcext:value-type="float">
            <text:p>0,57086796</text:p>
          </table:table-cell>
          <table:table-cell office:value-type="float" office:value="2.73136" calcext:value-type="float">
            <text:p>2,73136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TSS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740 mse</text:p>
          </table:table-cell>
          <table:table-cell office:value-type="float" office:value="0.9198" calcext:value-type="float">
            <text:p>0,9198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913" calcext:value-type="float">
            <text:p>4,913</text:p>
          </table:table-cell>
          <table:table-cell office:value-type="float" office:value="0.13395" calcext:value-type="float">
            <text:p>0,13395</text:p>
          </table:table-cell>
          <table:table-cell office:value-type="float" office:value="1.9596" calcext:value-type="float">
            <text:p>1,9596</text:p>
          </table:table-cell>
          <table:table-cell office:value-type="float" office:value="4.095" calcext:value-type="float">
            <text:p>4,095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1.3623033" calcext:value-type="float">
            <text:p>1,3623033</text:p>
          </table:table-cell>
          <table:table-cell office:value-type="float" office:value="4.913033" calcext:value-type="float">
            <text:p>4,913033</text:p>
          </table:table-cell>
          <table:table-cell office:value-type="float" office:value="1.250433" calcext:value-type="float">
            <text:p>1,250433</text:p>
          </table:table-cell>
          <table:table-cell office:value-type="float" office:value="2.8002641" calcext:value-type="float">
            <text:p>2,800264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76 mse</text:p>
          </table:table-cell>
          <table:table-cell office:value-type="float" office:value="0.9106" calcext:value-type="float">
            <text:p>0,9106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2.90256" calcext:value-type="float">
            <text:p>2,90256</text:p>
          </table:table-cell>
          <table:table-cell office:value-type="float" office:value="0.43909" calcext:value-type="float">
            <text:p>0,43909</text:p>
          </table:table-cell>
          <table:table-cell office:value-type="float" office:value="1.60723" calcext:value-type="float">
            <text:p>1,60723</text:p>
          </table:table-cell>
          <table:table-cell office:value-type="float" office:value="2.10175" calcext:value-type="float">
            <text:p>2,10175</text:p>
          </table:table-cell>
          <table:table-cell office:value-type="float" office:value="0.032027" calcext:value-type="float">
            <text:p>0,032027</text:p>
          </table:table-cell>
          <table:table-cell office:value-type="float" office:value="0.79216" calcext:value-type="float">
            <text:p>0,79216</text:p>
          </table:table-cell>
          <table:table-cell office:value-type="float" office:value="2.991089" calcext:value-type="float">
            <text:p>2,991089</text:p>
          </table:table-cell>
          <table:table-cell office:value-type="float" office:value="0.456782" calcext:value-type="float">
            <text:p>0,456782</text:p>
          </table:table-cell>
          <table:table-cell office:value-type="float" office:value="1.92453" calcext:value-type="float">
            <text:p>1,9245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TSS</text:span>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45 mse</text:p>
          </table:table-cell>
          <table:table-cell office:value-type="float" office:value="0.9578" calcext:value-type="float">
            <text:p>0,957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5.386252" calcext:value-type="float">
            <text:p>5,386252</text:p>
          </table:table-cell>
          <table:table-cell office:value-type="float" office:value="0.376994" calcext:value-type="float">
            <text:p>0,376994</text:p>
          </table:table-cell>
          <table:table-cell office:value-type="float" office:value="1.6731" calcext:value-type="float">
            <text:p>1,6731</text:p>
          </table:table-cell>
          <table:table-cell office:value-type="float" office:value="3.0261" calcext:value-type="float">
            <text:p>3,0261</text:p>
          </table:table-cell>
          <table:table-cell office:value-type="float" office:value="0.03806" calcext:value-type="float">
            <text:p>0,03806</text:p>
          </table:table-cell>
          <table:table-cell office:value-type="float" office:value="1.1658" calcext:value-type="float">
            <text:p>1,1658</text:p>
          </table:table-cell>
          <table:table-cell table:style-name="ce5" office:value-type="float" office:value="5.67123" calcext:value-type="float">
            <text:p>5,67123</text:p>
          </table:table-cell>
          <table:table-cell table:style-name="ce5" office:value-type="float" office:value="0.45873" calcext:value-type="float">
            <text:p>0,45873</text:p>
          </table:table-cell>
          <table:table-cell table:style-name="ce5" office:value-type="float" office:value="2.199759" calcext:value-type="float">
            <text:p>2,199759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mediana</text:span></text:p>
          </table:table-cell>
          <table:table-cell office:value-type="string" calcext:value-type="string">
            <text:p>Clasificacion1</text:p>
          </table:table-cell>
          <table:table-cell table:style-name="Default" office:value-type="string" calcext:value-type="string">
            <text:p><text:span text:style-name="T1">12-256-100-81</text:span></text:p>
            <text:p><text:span text:style-name="T1">batch_size = 1500, epochs = 20</text:span></text:p>
            <text:p><text:span text:style-name="T1">Loss = categorical_crossentropy, optimizer = adam</text:span></text:p>
          </table:table-cell>
          <table:table-cell table:style-name="ce13" office:value-type="string" calcext:value-type="string">
            <text:p>softmax</text:p>
          </table:table-cell>
          <table:table-cell office:value-type="string" calcext:value-type="string">
            <text:p>0,996 accuracy</text:p>
          </table:table-cell>
          <table:table-cell office:value-type="float" office:value="0.996" calcext:value-type="float">
            <text:p>0,9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19961057074413" calcext:value-type="float">
            <text:p>5,19961057074413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93347322414648" calcext:value-type="float">
            <text:p>1,93347322414648</text:p>
          </table:table-cell>
          <table:table-cell office:value-type="float" office:value="3.69283913113109" calcext:value-type="float">
            <text:p>3,69283913113109</text:p>
          </table:table-cell>
          <table:table-cell office:value-type="float" office:value="0.245303932364036" calcext:value-type="float">
            <text:p>0,245303932364036</text:p>
          </table:table-cell>
          <table:table-cell office:value-type="float" office:value="1.41160052435705" calcext:value-type="float">
            <text:p>1,41160052435705</text:p>
          </table:table-cell>
          <table:table-cell office:value-type="float" office:value="5.20539375135324" calcext:value-type="float">
            <text:p>5,20539375135324</text:p>
          </table:table-cell>
          <table:table-cell office:value-type="float" office:value="0.38417667300347" calcext:value-type="float">
            <text:p>0,38417667300347</text:p>
          </table:table-cell>
          <table:table-cell office:value-type="float" office:value="2.57386119071807" calcext:value-type="float">
            <text:p>2,57386119071807</text:p>
          </table:table-cell>
          <table:table-cell/>
          <table:table-cell office:value-type="float" office:value="0.929356595579108" calcext:value-type="float">
            <text:p>0,929356595579108</text:p>
          </table:table-cell>
          <table:table-cell office:value-type="float" office:value="1.59044816754883" calcext:value-type="float">
            <text:p>1,59044816754883</text:p>
          </table:table-cell>
          <table:table-cell office:value-type="float" office:value="2.60314416154296" calcext:value-type="float">
            <text:p>2,60314416154296</text:p>
          </table:table-cell>
          <table:table-cell office:value-type="float" office:value="0.307351390114035" calcext:value-type="float">
            <text:p>0,307351390114035</text:p>
          </table:table-cell>
          <table:table-cell office:value-type="float" office:value="1.57290988088353" calcext:value-type="float">
            <text:p>1,57290988088353</text:p>
          </table:table-cell>
          <table:table-cell office:value-type="float" office:value="2.10024909042958" calcext:value-type="float">
            <text:p>2,10024909042958</text:p>
          </table:table-cell>
          <table:table-cell office:value-type="float" office:value="1.25471854635397" calcext:value-type="float">
            <text:p>1,25471854635397</text:p>
          </table:table-cell>
          <table:table-cell office:value-type="float" office:value="2.57022520044327" calcext:value-type="float">
            <text:p>2,57022520044327</text:p>
          </table:table-cell>
          <table:table-cell office:value-type="float" office:value="3.84213858382982" calcext:value-type="float">
            <text:p>3,84213858382982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mediana</text:span></text:p>
          </table:table-cell>
          <table:table-cell office:value-type="string" calcext:value-type="string">
            <text:p>Clasificacion1 – Autokeras</text:p>
          </table:table-cell>
          <table:table-cell table:style-name="Default" office:value-type="string" calcext:value-type="string">
            <text:p>32-32-32</text:p>
          </table:table-cell>
          <table:table-cell table:style-name="ce13" office:value-type="string" calcext:value-type="string">
            <text:p>softmax</text:p>
          </table:table-cell>
          <table:table-cell table:number-columns-repeated="2" office:value-type="float" office:value="0.996315479" calcext:value-type="float">
            <text:p>0,996315479</text:p>
          </table:table-cell>
          <table:table-cell office:value-type="string" calcext:value-type="string">
            <text:p>StandardScaler</text:p>
          </table:table-cell>
          <table:table-cell table:number-columns-repeated="2"/>
          <table:table-cell office:value-type="float" office:value="4.15600970676761" calcext:value-type="float">
            <text:p>4,15600970676761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42928951698524" calcext:value-type="float">
            <text:p>1,42928951698524</text:p>
          </table:table-cell>
          <table:table-cell office:value-type="float" office:value="8.11972579135429" calcext:value-type="float">
            <text:p>8,11972579135429</text:p>
          </table:table-cell>
          <table:table-cell office:value-type="float" office:value="0.143015661364036" calcext:value-type="float">
            <text:p>0,143015661364036</text:p>
          </table:table-cell>
          <table:table-cell office:value-type="float" office:value="2.0432455432729" calcext:value-type="float">
            <text:p>2,0432455432729</text:p>
          </table:table-cell>
          <table:table-cell office:value-type="float" office:value="8.24714720128406" calcext:value-type="float">
            <text:p>8,24714720128406</text:p>
          </table:table-cell>
          <table:table-cell office:value-type="float" office:value="0.186670555941062" calcext:value-type="float">
            <text:p>0,186670555941062</text:p>
          </table:table-cell>
          <table:table-cell office:value-type="float" office:value="2.69270053289924" calcext:value-type="float">
            <text:p>2,69270053289924</text:p>
          </table:table-cell>
          <table:table-cell/>
          <table:table-cell office:value-type="float" office:value="0.57847981725" calcext:value-type="float">
            <text:p>0,57847981725</text:p>
          </table:table-cell>
          <table:table-cell office:value-type="float" office:value="1.12370267004883" calcext:value-type="float">
            <text:p>1,12370267004883</text:p>
          </table:table-cell>
          <table:table-cell office:value-type="float" office:value="2.0596878143115" calcext:value-type="float">
            <text:p>2,0596878143115</text:p>
          </table:table-cell>
          <table:table-cell office:value-type="float" office:value="0.307351390114035" calcext:value-type="float">
            <text:p>0,307351390114035</text:p>
          </table:table-cell>
          <table:table-cell office:value-type="float" office:value="1.65120431788353" calcext:value-type="float">
            <text:p>1,65120431788353</text:p>
          </table:table-cell>
          <table:table-cell office:value-type="float" office:value="2.5064388111116" calcext:value-type="float">
            <text:p>2,5064388111116</text:p>
          </table:table-cell>
          <table:table-cell office:value-type="float" office:value="0.7706968881087" calcext:value-type="float">
            <text:p>0,7706968881087</text:p>
          </table:table-cell>
          <table:table-cell office:value-type="float" office:value="2.10736730922778" calcext:value-type="float">
            <text:p>2,10736730922778</text:p>
          </table:table-cell>
          <table:table-cell office:value-type="float" office:value="4.23860723334939" calcext:value-type="float">
            <text:p>4,23860723334939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,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lasificacion1</text:p>
          </table:table-cell>
          <table:table-cell table:style-name="Default" office:value-type="string" calcext:value-type="string">
            <text:p><text:span text:style-name="T1">12-512-256-64-64-81</text:span></text:p>
            <text:p><text:span text:style-name="T1">batch_size = 1500, epochs = 20</text:span></text:p>
            <text:p><text:span text:style-name="T1">Loss = categorical_crossentropy, optimizer = adam</text:span></text:p>
          </table:table-cell>
          <table:table-cell table:style-name="ce13" office:value-type="string" calcext:value-type="string">
            <text:p>softmax</text:p>
          </table:table-cell>
          <table:table-cell office:value-type="string" calcext:value-type="string">
            <text:p>0,9979 accuracy</text:p>
          </table:table-cell>
          <table:table-cell office:value-type="float" office:value="0.9979" calcext:value-type="float">
            <text:p>0,9979</text:p>
          </table:table-cell>
          <table:table-cell office:value-type="string" calcext:value-type="string">
            <text:p>StandardScaler</text:p>
          </table:table-cell>
          <table:table-cell table:number-columns-repeated="2"/>
          <table:table-cell office:value-type="float" office:value="3.79180293593944" calcext:value-type="float">
            <text:p>3,79180293593944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72886006329014" calcext:value-type="float">
            <text:p>1,72886006329014</text:p>
          </table:table-cell>
          <table:table-cell office:value-type="float" office:value="3.69283913113109" calcext:value-type="float">
            <text:p>3,69283913113109</text:p>
          </table:table-cell>
          <table:table-cell office:value-type="float" office:value="0.143015661364036" calcext:value-type="float">
            <text:p>0,143015661364036</text:p>
          </table:table-cell>
          <table:table-cell office:value-type="float" office:value="1.53830642743903" calcext:value-type="float">
            <text:p>1,53830642743903</text:p>
          </table:table-cell>
          <table:table-cell office:value-type="float" office:value="4.59342201985709" calcext:value-type="float">
            <text:p>4,59342201985709</text:p>
          </table:table-cell>
          <table:table-cell office:value-type="float" office:value="0.186670555941062" calcext:value-type="float">
            <text:p>0,186670555941062</text:p>
          </table:table-cell>
          <table:table-cell office:value-type="float" office:value="2.53466861299716" calcext:value-type="float">
            <text:p>2,53466861299716</text:p>
          </table:table-cell>
          <table:table-cell/>
          <table:table-cell office:value-type="float" office:value="1.10788741300587" calcext:value-type="float">
            <text:p>1,10788741300587</text:p>
          </table:table-cell>
          <table:table-cell office:value-type="float" office:value="1.69869058369531" calcext:value-type="float">
            <text:p>1,69869058369531</text:p>
          </table:table-cell>
          <table:table-cell office:value-type="float" office:value="2.19348129948826" calcext:value-type="float">
            <text:p>2,19348129948826</text:p>
          </table:table-cell>
          <table:table-cell office:value-type="float" office:value="0.289735455614035" calcext:value-type="float">
            <text:p>0,289735455614035</text:p>
          </table:table-cell>
          <table:table-cell office:value-type="float" office:value="1.07669606587378" calcext:value-type="float">
            <text:p>1,07669606587378</text:p>
          </table:table-cell>
          <table:table-cell office:value-type="float" office:value="2.5043214833616" calcext:value-type="float">
            <text:p>2,5043214833616</text:p>
          </table:table-cell>
          <table:table-cell office:value-type="float" office:value="1.52366783273714" calcext:value-type="float">
            <text:p>1,52366783273714</text:p>
          </table:table-cell>
          <table:table-cell office:value-type="float" office:value="2.42355946294032" calcext:value-type="float">
            <text:p>2,42355946294032</text:p>
          </table:table-cell>
          <table:table-cell office:value-type="float" office:value="3.84213858382982" calcext:value-type="float">
            <text:p>3,84213858382982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,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Trayectoria – LSTM modelo 4</text:p>
            <text:p>Entrenado con trayectoria estática</text:p>
          </table:table-cell>
          <table:table-cell table:style-name="Default" office:value-type="string" calcext:value-type="string">
            <text:p><text:span text:style-name="T1">128</text:span></text:p>
            <text:p><text:span text:style-name="T1">N=60 con relleno</text:span></text:p>
            <text:p><text:span text:style-name="T1">batch_size = 32, epochs = 40</text:span></text:p>
            <text:p><text:span text:style-name="T1">Loss = mse, optimizer = adam</text:span>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05234 mse</text:p>
          </table:table-cell>
          <table:table-cell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2.1153831" calcext:value-type="float">
            <text:p>2,1153831</text:p>
          </table:table-cell>
          <table:table-cell office:value-type="float" office:value="0.014789581" calcext:value-type="float">
            <text:p>0,014789581</text:p>
          </table:table-cell>
          <table:table-cell office:value-type="float" office:value="0.76382613" calcext:value-type="float">
            <text:p>0,76382613</text:p>
          </table:table-cell>
          <table:table-cell office:value-type="float" office:value="2.4589443" calcext:value-type="float">
            <text:p>2,4589443</text:p>
          </table:table-cell>
          <table:table-cell office:value-type="float" office:value="0.049832344" calcext:value-type="float">
            <text:p>0,049832344</text:p>
          </table:table-cell>
          <table:table-cell office:value-type="float" office:value="0.9423008" calcext:value-type="float">
            <text:p>0,9423008</text:p>
          </table:table-cell>
          <table:table-cell table:style-name="ce15" office:value-type="float" office:value="2.6557345" calcext:value-type="float">
            <text:p>2,6557345</text:p>
          </table:table-cell>
          <table:table-cell table:style-name="ce15" office:value-type="float" office:value="0.4018683" calcext:value-type="float">
            <text:p>0,4018683</text:p>
          </table:table-cell>
          <table:table-cell table:style-name="ce15" office:value-type="float" office:value="1.3581078" calcext:value-type="float">
            <text:p>1,3581078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09:27:45.4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10-02T09:34:50.572000000</dc:date>
    <meta:editing-duration>P1DT5H8M24S</meta:editing-duration>
    <meta:editing-cycles>19</meta:editing-cycles>
    <meta:generator>LibreOffice/7.5.3.2$Windows_X86_64 LibreOffice_project/9f56dff12ba03b9acd7730a5a481eea045e468f3</meta:generator>
    <meta:document-statistic meta:table-count="1" meta:cell-count="525" meta:object-count="0"/>
  </office:meta>
</office:document-meta>
</file>